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d635d" officeooo:paragraph-rsid="000d635d" style:font-weight-asian="bold" style:font-weight-complex="bold"/>
    </style:style>
    <style:style style:name="P3" style:family="paragraph" style:parent-style-name="Standard">
      <style:text-properties fo:font-weight="bold" officeooo:rsid="000d635d" officeooo:paragraph-rsid="000eced7" style:font-weight-asian="bold" style:font-weight-complex="bold"/>
    </style:style>
    <style:style style:name="P4" style:family="paragraph" style:parent-style-name="Standard">
      <style:text-properties fo:font-weight="bold" officeooo:paragraph-rsid="000eced7" style:font-weight-asian="bold" style:font-weight-complex="bold"/>
    </style:style>
    <style:style style:name="P5" style:family="paragraph" style:parent-style-name="Standard">
      <style:text-properties fo:font-weight="bold" officeooo:rsid="000d635d" officeooo:paragraph-rsid="000d635d" fo:background-color="#ffff00" style:font-weight-asian="bold" style:font-weight-complex="bold"/>
    </style:style>
    <style:style style:name="P6" style:family="paragraph" style:parent-style-name="Standard">
      <style:text-properties fo:font-weight="bold" officeooo:rsid="000eced7" officeooo:paragraph-rsid="000eced7" fo:background-color="#ffff00" style:font-weight-asian="bold" style:font-weight-complex="bold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weight="normal" officeooo:rsid="000d635d" officeooo:paragraph-rsid="000d635d" style:font-weight-asian="normal" style:font-weight-complex="normal"/>
    </style:style>
    <style:style style:name="P11" style:family="paragraph" style:parent-style-name="Standard">
      <style:text-properties fo:font-weight="normal" officeooo:rsid="000d635d" officeooo:paragraph-rsid="000eced7" style:font-weight-asian="normal" style:font-weight-complex="normal"/>
    </style:style>
    <style:style style:name="P12" style:family="paragraph" style:parent-style-name="Standard">
      <style:text-properties fo:font-weight="normal" officeooo:rsid="000e3c25" style:font-weight-asian="normal" style:font-weight-complex="normal"/>
    </style:style>
    <style:style style:name="P13" style:family="paragraph" style:parent-style-name="Standard">
      <style:text-properties fo:font-weight="normal" officeooo:rsid="000e3c25" officeooo:paragraph-rsid="000d635d" style:font-weight-asian="normal" style:font-weight-complex="normal"/>
    </style:style>
    <style:style style:name="P14" style:family="paragraph" style:parent-style-name="Standard">
      <style:text-properties fo:font-weight="normal" officeooo:rsid="000eced7" officeooo:paragraph-rsid="000eced7" style:font-weight-asian="normal" style:font-weight-complex="normal"/>
    </style:style>
    <style:style style:name="P15" style:family="paragraph" style:parent-style-name="Standard">
      <style:text-properties fo:font-weight="normal" officeooo:paragraph-rsid="000eced7" style:font-weight-asian="normal" style:font-weight-complex="normal"/>
    </style:style>
    <style:style style:name="P16" style:family="paragraph" style:parent-style-name="Command">
      <style:text-properties officeooo:rsid="000d635d" officeooo:paragraph-rsid="000d635d"/>
    </style:style>
    <style:style style:name="P17" style:family="paragraph" style:parent-style-name="Command">
      <style:text-properties officeooo:paragraph-rsid="000eced7"/>
    </style:style>
    <style:style style:name="T1" style:family="text">
      <style:text-properties officeooo:rsid="000bc6c2"/>
    </style:style>
    <style:style style:name="T2" style:family="text">
      <style:text-properties officeooo:rsid="000d635d"/>
    </style:style>
    <style:style style:name="T3" style:family="text">
      <style:text-properties style:font-name="Courier New" style:font-name-asian="NSimSun" style:font-name-complex="Courier New"/>
    </style:style>
    <style:style style:name="T4" style:family="text">
      <style:text-properties officeooo:rsid="000eced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096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IS 140U – Intro to Unix/Linux</text:p>
      <text:p text:style-name="P7">Lab <text:span text:style-name="T1">5</text:span> – <text:span text:style-name="T1">Software Installation</text:span></text:p>
      <text:p text:style-name="P8"/>
      <text:p text:style-name="P1">Part 1 – <text:span text:style-name="T2">YUM Based Installation (2 points)</text:span></text:p>
      <text:p text:style-name="P10">You can use the yum command to search for programs and install them if you like them. <text:s/>Try running the following command:</text:p>
      <text:p text:style-name="P12"/>
      <text:p text:style-name="P16">yum search <text:span text:style-name="T3">"security scanner"</text:span></text:p>
      <text:p text:style-name="P13"/>
      <text:p text:style-name="P10">The results will tell you a package and architecture that will provide that functionality. <text:s/>Install the package with the “yum install” command.</text:p>
      <text:p text:style-name="P10"/>
      <text:p text:style-name="P10">After installing the package, run the command “nmap 10.230.0.25” and take a screen print of the results. <text:s/>Paste the results below.</text:p>
      <text:p text:style-name="P10"/>
      <text:p text:style-name="P5">&lt;Replace with screen print showing the open ports on 10.230.0.25 (2 points)&gt;</text:p>
      <text:p text:style-name="P9"/>
      <text:p text:style-name="P2">Part <text:span text:style-name="T6">2</text:span> – Additional Repositories (<text:span text:style-name="T4">3</text:span> points)</text:p>
      <text:p text:style-name="P14">CentOS 7 already knows about the epel-release repository. <text:s/>Install it. <text:s/>Then install alpine.</text:p>
      <text:p text:style-name="P14"/>
      <text:p text:style-name="P14">Start alpine with the <text:span text:style-name="T5">alpine</text:span> command. <text:s/>Exit the greeting, then press “i” to go to your inbox. <text:s/>With the contents of your inbox on the screen take a screen print and paste it below.</text:p>
      <text:p text:style-name="P9"/>
      <text:p text:style-name="P6">&lt;Replace with screen print of alpine inbox (3 points)&gt;</text:p>
      <text:p text:style-name="P9"/>
      <text:p text:style-name="P3">Part <text:span text:style-name="T6">3</text:span> – Compiled Programs (<text:span text:style-name="T4">5</text:span> points)</text:p>
      <text:p text:style-name="P11">Using your web browser on your VM navigate to the URL: http://www.gnu.org/software/gnugo/ and check out the site. <text:s/>This is the project page for a text based game of Go. <text:s/>Why text? <text:s/>Well, I am not quite sure you are up for more complex compiling jobs yet.</text:p>
      <text:p text:style-name="P11"/>
      <text:p text:style-name="P11">Download the source code. <text:s/>It should download to your Downloads directory. <text:s/>Find the file and use a tar command similar to those used in lab 3 to extract the contents of the file.</text:p>
      <text:p text:style-name="P15"/>
      <text:p text:style-name="P11">Normally, you would then go into the newly created directory tree and look at the files to see where the installation instructions were. <text:s/>Normally you can use the less command to read a file called something like INSTALL or README.</text:p>
      <text:p text:style-name="P11"/>
      <text:p text:style-name="P11">Before you can install, you need to build the source code. <text:s/>This particular software package requires the GNU GCC compiler. <text:s/>Use yum to search for it, then install it.</text:p>
      <text:p text:style-name="P11"/>
      <text:p text:style-name="P11">After installing the GNU GCC Compiler you need to make the Makefiles. <text:s/>To do that you can run the following command:</text:p>
      <text:p text:style-name="P11"/>
      <text:p text:style-name="P17">./configure</text:p>
      <text:p text:style-name="P15"/>
      <text:p text:style-name="P11">This should perform a bunch of checks to make sure you have all of the required commands and libraries. <text:s/>After done you are ready to compile. <text:s/>To compile use the following command:</text:p>
      <text:p text:style-name="P11"/>
      <text:p text:style-name="P17"><text:soft-page-break/>make</text:p>
      <text:p text:style-name="P11"/>
      <text:p text:style-name="P14">The Makefile will instruct the GCC compiler to compile multiple modules, then link them together to build the game. <text:s/>When everything is done, you should see something about Entering and Leaving directories.</text:p>
      <text:p text:style-name="P14"/>
      <text:p text:style-name="P14">The next step is to install the game. <text:s/>Use the following command to install the game:</text:p>
      <text:p text:style-name="P14"/>
      <text:p text:style-name="P17">make install</text:p>
      <text:p text:style-name="P14"/>
      <text:p text:style-name="P14">For each step of the process you will need to be the correct user. <text:s/>If you see errors, make sure you figure out what the error is all about.</text:p>
      <text:p text:style-name="P14"/>
      <text:p text:style-name="P14">To run the game, use the following command:</text:p>
      <text:p text:style-name="P14"/>
      <text:p text:style-name="P17">gnugo</text:p>
      <text:p text:style-name="P14"/>
      <text:p text:style-name="P14">When you have the game displayed in your terminal, take a screen print and paste it below. <text:s/>You can type “quit” to quit the game.</text:p>
      <text:p text:style-name="P14"/>
      <text:p text:style-name="P6">&lt;Replace with screen print showing the game board of GNU Go (5 points)&gt;</text:p>
      <text:p text:style-name="P15"/>
      <text:p text:style-name="P4">Part <text:span text:style-name="T2">4</text:span> – Upload to Moodle</text:p>
      <text:p text:style-name="Standard"/>
      <text:p text:style-name="Standard">Make sure this document has been completed. <text:s/>Once you are sure this document has been completed, make sure the document is saved. <text:s/>After you are sure the document has been saved, make sure you know which document you have saved and know how to navigate to it using your host operating system. <text:s/>Upload this document to Moodle. <text:s/>You will lose points if you upload an incorrect docum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Command" style:family="paragraph" style:parent-style-name="Preformatted_20_Text" style:next-style-name="Text_20_body" style:master-page-name="">
      <loext:graphic-properties draw:fill="solid" draw:fill-color="#eeeeee" draw:opacity="100%"/>
      <style:paragraph-properties fo:margin-left="0.2in" fo:margin-right="0in" fo:text-indent="0in" style:auto-text-indent="false" style:page-number="auto" fo:background-color="#eeeeee" fo:padding="0.0201in" fo:border="0.06pt solid #000000" style:shadow="none">
        <style:tab-stops/>
      </style:paragraph-properties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12:27:26.21</meta:creation-date>
    <dc:date>2015-10-26T07:44:17.284000000</dc:date>
    <meta:editing-duration>PT1H49M59S</meta:editing-duration>
    <meta:editing-cycles>10</meta:editing-cycles>
    <meta:generator>LibreOffice/5.0.2.2$Windows_x86 LibreOffice_project/37b43f919e4de5eeaca9b9755ed688758a8251fe</meta:generator>
    <meta:document-statistic meta:table-count="0" meta:image-count="0" meta:object-count="0" meta:page-count="2" meta:paragraph-count="31" meta:word-count="566" meta:character-count="3248" meta:non-whitespace-character-count="2681"/>
  </office:meta>
</office:document-meta>
</file>